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4.675cm" svg:height="3.095cm" svg:x="6.663cm" svg:y="5.715cm">
          <draw:text-box>
            <text:p text:style-name="P1"><text:span text:style-name="T1">Soft Sphere Fluid</text:span></text:p>
            <text:p text:style-name="P1"><text:span text:style-name="T1">Monte Carlo Simulation</text:span></text:p>
          </draw:text-box>
        </draw:frame>
        <draw:frame draw:style-name="gr2" draw:text-style-name="P2" draw:layer="layout" svg:width="15.875cm" svg:height="3.083cm" svg:x="6.063cm" svg:y="12.065cm">
          <draw:text-box>
            <text:p text:style-name="P2"><text:span text:style-name="T2">Samuel Loomis</text:span></text:p>
            <text:p text:style-name="P2"><text:span text:style-name="T2">Department of Physics, OSU</text:span></text:p>
            <text:p text:style-name="P2"><text:span text:style-name="T2">Advisor: David Round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8.255cm" svg:height="1.301cm" svg:x="9.873cm" svg:y="1.905cm">
          <draw:text-box>
            <text:p text:style-name="P3"><text:span text:style-name="T3">Objective</text:span></text:p>
          </draw:text-box>
        </draw:frame>
        <draw:frame draw:style-name="gr2" draw:text-style-name="P5" draw:layer="layout" svg:width="22.225cm" svg:height="5.376cm" svg:x="3.175cm" svg:y="4.445cm">
          <draw:text-box>
            <text:p text:style-name="P5"><text:span text:style-name="T4">Run and analyze monte carlo simulations to compare with a density functional theory of fluids modeled with soft spheres. <text:s/>Use the simulation to analyze homogeneous and non homogeneous configuration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6" draw:layer="layout" svg:width="16.51cm" svg:height="1.673cm" svg:x="5.745cm" svg:y="1.27cm">
          <draw:text-box>
            <text:p text:style-name="P1"><text:span text:style-name="T1">Monte-Carlo Simulation</text:span></text:p>
          </draw:text-box>
        </draw:frame>
        <draw:frame draw:style-name="gr2" draw:text-style-name="P5" draw:layer="layout" svg:width="22.86cm" svg:height="5.376cm" svg:x="2.57cm" svg:y="5.715cm">
          <draw:text-box>
            <text:p text:style-name="P5"><text:span text:style-name="T4">Monte-Carlo simulations are simulations ran with computer algorithms. <text:s/>These simulations take random samples of data and average them out over thousands, millions, or even more iterations to view the most likely configurations that will occur.</text:span></text:p>
          </draw:text-box>
        </draw:frame>
        <draw:frame draw:style-name="gr4" draw:text-style-name="P7" draw:layer="layout" svg:width="13.335cm" svg:height="7.742cm" svg:x="7.333cm" svg:y="11.43cm">
          <draw:image xlink:href="../full_50.png" xlink:type="simple" xlink:show="embed" xlink:actuate="onLoad">
            <text:p/>
          </draw:image>
        </draw:frame>
        <draw:frame draw:style-name="gr2" draw:layer="layout" svg:width="13.335cm" svg:height="0.963cm" svg:x="7.333cm" svg:y="19.05cm">
          <draw:text-box>
            <text:p text:style-name="P7">Figure 1: Monte-Carlo density plot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6" draw:layer="layout" svg:width="16.51cm" svg:height="1.673cm" svg:x="5.745cm" svg:y="1.27cm">
          <draw:text-box>
            <text:p text:style-name="P1"><text:span text:style-name="T1">Soft Sphere Fluid</text:span></text:p>
          </draw:text-box>
        </draw:frame>
        <draw:frame draw:style-name="gr2" draw:text-style-name="P5" draw:layer="layout" svg:width="22.86cm" svg:height="5.376cm" svg:x="2.57cm" svg:y="5.715cm">
          <draw:text-box>
            <text:p text:style-name="P5"><text:span text:style-name="T4">Soft Sphere fluids are simple fluids modeled with spheres “softened” by giving them potential interactions . <text:s/>This allows more than 1 sphere to occupy the same place, they will just be less likely to do so. <text:s/></text:span></text:p>
          </draw:text-box>
        </draw:frame>
        <draw:frame draw:style-name="gr4" draw:text-style-name="P7" draw:layer="layout" svg:width="10.795cm" svg:height="7.288cm" svg:x="8.603cm" svg:y="11.43cm">
          <draw:image xlink:href="../wall_oscillation.png" xlink:type="simple" xlink:show="embed" xlink:actuate="onLoad">
            <text:p/>
          </draw:image>
        </draw:frame>
        <draw:frame draw:style-name="gr2" draw:layer="layout" svg:width="12.065cm" svg:height="0.963cm" svg:x="7.968cm" svg:y="19.05cm">
          <draw:text-box>
            <text:p text:style-name="P7">Figure 2: Close up of behavior near wall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6" draw:layer="layout" svg:width="13.335cm" svg:height="1.673cm" svg:x="7.333cm" svg:y="0.635cm">
          <draw:text-box>
            <text:p text:style-name="P1"><text:span text:style-name="T1">Progress</text:span></text:p>
          </draw:text-box>
        </draw:frame>
        <draw:frame draw:style-name="gr2" draw:text-style-name="P5" draw:layer="layout" svg:width="22.86cm" svg:height="10.501cm" svg:x="3.175cm" svg:y="3.175cm">
          <draw:text-box>
            <text:p text:style-name="P5"><text:span text:style-name="T4">To run the Monte-Carlo data, I refreshed my knowledge of C++ coding. <text:s/>I took the code that was already written, fixed any errors found and modified the code to output information needed to track the progress of the code.</text:span></text:p>
            <text:p text:style-name="P5"><text:span text:style-name="T4"/></text:p>
            <text:p text:style-name="P5"><text:span text:style-name="T4">Python has been the primary data analysis coding language. <text:s/>I have become more proficient in using python to output the plots needed to see the results of the Monte-Carlo simulation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6" draw:layer="layout" svg:width="12.065cm" svg:height="1.673cm" svg:x="7.968cm" svg:y="1.27cm">
          <draw:text-box>
            <text:p text:style-name="P1"><text:span text:style-name="T1">Progress</text:span></text:p>
          </draw:text-box>
        </draw:frame>
        <draw:frame draw:style-name="gr2" draw:text-style-name="P5" draw:layer="layout" svg:width="20.955cm" svg:height="3.326cm" svg:x="3.523cm" svg:y="3.81cm">
          <draw:text-box>
            <text:p text:style-name="P5"><text:span text:style-name="T4">Monte-Carlo simulations have been running for long periods of time. <text:s/>Some of the results are shown below:</text:span></text:p>
          </draw:text-box>
        </draw:frame>
        <draw:frame draw:style-name="gr4" draw:text-style-name="P7" draw:layer="layout" svg:width="12.7cm" svg:height="9.193cm" svg:x="13.97cm" svg:y="8.255cm">
          <draw:image xlink:href="../full_40.png" xlink:type="simple" xlink:show="embed" xlink:actuate="onLoad">
            <text:p/>
          </draw:image>
        </draw:frame>
        <draw:frame draw:style-name="gr4" draw:text-style-name="P7" draw:layer="layout" svg:width="12.7cm" svg:height="9.525cm" svg:x="1.27cm" svg:y="8.255cm">
          <draw:image xlink:href="../full_10.png" xlink:type="simple" xlink:show="embed" xlink:actuate="onLoad">
            <text:p/>
          </draw:image>
        </draw:frame>
        <draw:frame draw:style-name="gr2" draw:layer="layout" svg:width="23.495cm" svg:height="0.963cm" svg:x="2.253cm" svg:y="17.78cm">
          <draw:text-box>
            <text:p>Figure 3: Monte-Carlo simulations for 0.1 (Left) and 0.4 (Right) packing fractions.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1" draw:layer="layout" svg:width="16.51cm" svg:height="1.673cm" svg:x="5.745cm" svg:y="0.635cm">
          <draw:text-box>
            <text:p text:style-name="P1"><text:span text:style-name="T1">Future Plans</text:span></text:p>
          </draw:text-box>
        </draw:frame>
        <draw:frame draw:style-name="gr2" draw:text-style-name="P9" draw:layer="layout" svg:width="22.86cm" svg:height="5.915cm" svg:x="2.57cm" svg:y="3.175cm">
          <draw:text-box>
            <text:p text:style-name="P9"><text:span text:style-name="T2">I hope to be able to compare the results to DFT generated results by the end of the term.</text:span></text:p>
            <text:p text:style-name="P9"><text:span text:style-name="T2"/></text:p>
            <text:p text:style-name="P9"><text:span text:style-name="T2">At the start of next year, the plan is to alter the Monte-Carlo code to handle attraction forces, and potentials along the wall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11-19T12:07:50.34</meta:creation-date>
    <meta:editing-duration>PT01H50M52S</meta:editing-duration>
    <meta:editing-cycles>3</meta:editing-cycles>
    <dc:date>2013-11-19T13:58:31.15</dc:date>
    <meta:generator>OpenOffice.org/3.1$Win32 OpenOffice.org_project/310m11$Build-9399</meta:generator>
    <meta:document-statistic meta:object-count="56"/>
  </office:meta>
</office:document-meta>
</file>